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90d59" officeooo:paragraph-rsid="00190d59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2pt" fo:font-weight="bold" officeooo:rsid="001a0dce" officeooo:paragraph-rsid="001a0dce" style:font-size-asian="32pt" style:font-weight-asian="bold" style:font-size-complex="32pt" style:font-weight-complex="bold"/>
    </style:style>
    <style:style style:name="P3" style:family="paragraph" style:parent-style-name="Standard">
      <style:text-properties style:font-name="Courier New" fo:font-weight="bold" officeooo:rsid="00190d59" officeooo:paragraph-rsid="00190d59" style:font-weight-asian="bold" style:font-weight-complex="bold"/>
    </style:style>
    <style:style style:name="P4" style:family="paragraph" style:parent-style-name="Standard">
      <style:text-properties style:font-name="Courier New" fo:font-weight="bold" officeooo:rsid="00197cce" officeooo:paragraph-rsid="00197cce" style:font-weight-asian="bold" style:font-weight-complex="bold"/>
    </style:style>
    <style:style style:name="P5" style:family="paragraph" style:parent-style-name="Standard">
      <style:text-properties style:font-name="Courier New" fo:font-weight="bold" officeooo:rsid="0019e447" officeooo:paragraph-rsid="0019e447" style:font-weight-asian="bold" style:font-weight-complex="bold"/>
    </style:style>
    <style:style style:name="P6" style:family="paragraph" style:parent-style-name="Standard">
      <style:text-properties style:font-name="Courier New" fo:font-weight="bold" officeooo:rsid="001da78f" officeooo:paragraph-rsid="001da78f" style:font-weight-asian="bold" style:font-weight-complex="bold"/>
    </style:style>
    <style:style style:name="P7" style:family="paragraph" style:parent-style-name="Quotations">
      <style:paragraph-properties fo:margin-top="0cm" fo:margin-bottom="0cm" style:contextual-spacing="false" fo:line-height="100%"/>
      <style:text-properties style:font-name="Courier New" fo:font-weight="bold" style:font-weight-asian="bold" style:font-weight-complex="bold"/>
    </style:style>
    <style:style style:name="P8" style:family="paragraph" style:parent-style-name="Standard">
      <style:text-properties style:font-name="Courier New" fo:font-weight="normal" officeooo:rsid="00190d59" officeooo:paragraph-rsid="00190d59" style:font-weight-asian="normal" style:font-weight-complex="normal"/>
    </style:style>
    <style:style style:name="P9" style:family="paragraph" style:parent-style-name="Standard">
      <style:text-properties style:font-name="Courier New" fo:font-weight="normal" officeooo:rsid="00197cce" officeooo:paragraph-rsid="0019e447" style:font-weight-asian="normal" style:font-weight-complex="normal"/>
    </style:style>
    <style:style style:name="P10" style:family="paragraph" style:parent-style-name="Standard">
      <style:text-properties style:font-name="Courier New" fo:font-weight="normal" officeooo:rsid="001da78f" officeooo:paragraph-rsid="001da78f" style:font-weight-asian="normal" style:font-weight-complex="normal"/>
    </style:style>
    <style:style style:name="P11" style:family="paragraph" style:parent-style-name="Quotations">
      <style:paragraph-properties fo:margin-left="0cm" fo:margin-right="1cm" fo:text-indent="0cm" style:auto-text-indent="false"/>
      <style:text-properties style:font-name="Courier New" fo:font-weight="normal" officeooo:rsid="001e8a58" officeooo:paragraph-rsid="001e8a58" style:font-weight-asian="normal" style:font-weight-complex="normal"/>
    </style:style>
    <style:style style:name="P12" style:family="paragraph" style:parent-style-name="Quotations">
      <style:paragraph-properties fo:margin-left="0cm" fo:margin-right="1cm" fo:text-indent="0cm" style:auto-text-indent="false"/>
      <style:text-properties style:font-name="Courier New" officeooo:rsid="0019e447" officeooo:paragraph-rsid="0019e447"/>
    </style:style>
    <style:style style:name="P13" style:family="paragraph" style:parent-style-name="Quotations">
      <style:paragraph-properties fo:margin-left="0cm" fo:margin-right="1cm" fo:text-indent="0cm" style:auto-text-indent="false"/>
      <style:text-properties style:font-name="Courier New" officeooo:paragraph-rsid="00197cce"/>
    </style:style>
    <style:style style:name="P14" style:family="paragraph" style:parent-style-name="Standard">
      <style:text-properties style:font-name="Courier New" officeooo:paragraph-rsid="00197cce"/>
    </style:style>
    <style:style style:name="P15" style:family="paragraph" style:parent-style-name="Quotations">
      <style:paragraph-properties fo:margin-left="0cm" fo:margin-right="1cm" fo:text-indent="0cm" style:auto-text-indent="false"/>
      <style:text-properties style:font-name="Courier New" officeooo:rsid="00197cce" officeooo:paragraph-rsid="00197cce"/>
    </style:style>
    <style:style style:name="P16" style:family="paragraph" style:parent-style-name="Quotations">
      <style:text-properties style:font-name="Courier New"/>
    </style:style>
    <style:style style:name="P17" style:family="paragraph" style:parent-style-name="Quotations">
      <style:paragraph-properties fo:margin-top="0cm" fo:margin-bottom="0.097cm" style:contextual-spacing="false"/>
      <style:text-properties style:font-name="Courier New"/>
    </style:style>
    <style:style style:name="P18" style:family="paragraph" style:parent-style-name="Quotations">
      <style:paragraph-properties fo:margin-top="0cm" fo:margin-bottom="0cm" style:contextual-spacing="false" fo:line-height="100%"/>
      <style:text-properties style:font-name="Courier New"/>
    </style:style>
    <style:style style:name="P19" style:family="paragraph" style:parent-style-name="Standard">
      <style:text-properties officeooo:rsid="00190d59" officeooo:paragraph-rsid="00190d59"/>
    </style:style>
    <style:style style:name="P20" style:family="paragraph" style:parent-style-name="Standard">
      <style:text-properties style:font-name="Courier New" officeooo:rsid="00190d59" officeooo:paragraph-rsid="00190d59"/>
    </style:style>
    <style:style style:name="P21" style:family="paragraph" style:parent-style-name="Standard">
      <style:text-properties style:font-name="Courier New" officeooo:rsid="001da78f" officeooo:paragraph-rsid="0023d4f4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style:font-name="Courier New" officeooo:rsid="001a0dce"/>
    </style:style>
    <style:style style:name="T4" style:family="text">
      <style:text-properties style:font-name="Courier New" officeooo:rsid="001f341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cce" style:font-weight-asian="bold" style:font-weight-complex="bold"/>
    </style:style>
    <style:style style:name="T7" style:family="text">
      <style:text-properties fo:font-weight="bold" officeooo:rsid="0019e447" style:font-weight-asian="bold" style:font-weight-complex="bold"/>
    </style:style>
    <style:style style:name="T8" style:family="text">
      <style:text-properties fo:font-weight="bold" officeooo:rsid="0020de00" style:font-weight-asian="bold" style:font-weight-complex="bold"/>
    </style:style>
    <style:style style:name="T9" style:family="text">
      <style:text-properties fo:font-weight="bold" officeooo:rsid="00190d59" style:font-weight-asian="bold" style:font-weight-complex="bold"/>
    </style:style>
    <style:style style:name="T10" style:family="text">
      <style:text-properties fo:color="#069a2e" loext:opacity="100%" fo:font-weight="bold" style:font-weight-asian="bold" style:font-weight-complex="bold"/>
    </style:style>
    <style:style style:name="T11" style:family="text">
      <style:text-properties fo:color="#069a2e" loext:opacity="100%" fo:font-weight="bold" officeooo:rsid="00197cce" style:font-weight-asian="bold" style:font-weight-complex="bold"/>
    </style:style>
    <style:style style:name="T12" style:family="text">
      <style:text-properties officeooo:rsid="00197cc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9e447" style:font-weight-asian="normal" style:font-weight-complex="normal"/>
    </style:style>
    <style:style style:name="T15" style:family="text">
      <style:text-properties fo:font-weight="normal" officeooo:rsid="00190d59" style:font-weight-asian="normal" style:font-weight-complex="normal"/>
    </style:style>
    <style:style style:name="T16" style:family="text">
      <style:text-properties fo:color="#ff860d" loext:opacity="100%" fo:font-weight="bold" style:font-weight-asian="bold" style:font-weight-complex="bold"/>
    </style:style>
    <style:style style:name="T17" style:family="text">
      <style:text-properties fo:color="#ff860d" loext:opacity="100%" fo:font-weight="bold" officeooo:rsid="00197cce" style:font-weight-asian="bold" style:font-weight-complex="bold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fo:font-weight="bold" style:font-weight-asian="bold" style:font-weight-complex="bold"/>
    </style:style>
    <style:style style:name="T20" style:family="text">
      <style:text-properties fo:color="#ff6d6d" loext:opacity="100%"/>
    </style:style>
    <style:style style:name="T21" style:family="text">
      <style:text-properties fo:color="#a1467e" loext:opacity="100%"/>
    </style:style>
    <style:style style:name="T22" style:family="text">
      <style:text-properties fo:color="#a1467e" loext:opacity="100%" fo:font-weight="bold" style:font-weight-asian="bold" style:font-weight-complex="bold"/>
    </style:style>
    <style:style style:name="T23" style:family="text">
      <style:text-properties fo:color="#a1467e" loext:opacity="100%" fo:font-weight="bold" officeooo:rsid="00197cce" style:font-weight-asian="bold" style:font-weight-complex="bold"/>
    </style:style>
    <style:style style:name="T24" style:family="text">
      <style:text-properties officeooo:rsid="001a0dce"/>
    </style:style>
    <style:style style:name="T25" style:family="text">
      <style:text-properties officeooo:rsid="0019e447"/>
    </style:style>
    <style:style style:name="T26" style:family="text">
      <style:text-properties fo:color="#0b62e9" loext:opacity="100%" fo:font-weight="bold" style:font-weight-asian="bold" style:font-weight-complex="bold"/>
    </style:style>
    <style:style style:name="T27" style:family="text">
      <style:text-properties officeooo:rsid="001e8a58"/>
    </style:style>
    <style:style style:name="T28" style:family="text">
      <style:text-properties style:text-underline-style="solid" style:text-underline-type="double" style:text-underline-width="auto" style:text-underline-color="font-color"/>
    </style:style>
    <style:style style:name="T29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rls-Day 2023 <text:line-break/>JavaScript Hilfe</text:p>
      <text:p text:style-name="P1"/>
      <text:p text:style-name="P1"/>
      <text:p text:style-name="P1">Hier findet ihr die wichtigsten Java<text:span text:style-name="T24">S</text:span>cript Werkzeuge, die ihr zur Umsetzung Eurer kleinen Applikation braucht:</text:p>
      <text:p text:style-name="P1"/>
      <text:p text:style-name="P3">Was ist mein Einstiegspunkt, um per Javascript auf Elemente meiner Seite zuzugreifen?</text:p>
      <text:p text:style-name="P8">1) <text:span text:style-name="T5">document</text:span></text:p>
      <text:p text:style-name="P8"><text:tab/>→ <text:span text:style-name="T5">document</text:span> ist die Javascript Repräsentation des HTML-Baums, der meine Seite strukturiert, dh, es enthält ALLE HTML-Elemente, die ich in meine Seite eingefügt habe</text:p>
      <text:p text:style-name="P1"/>
      <text:p text:style-name="P3">Wie wähle ich HTML-Elemente meiner Webseite aus?</text:p>
      <text:p text:style-name="P1"/>
      <text:p text:style-name="P19"><text:span text:style-name="T4">1</text:span><text:span text:style-name="T1">) </text:span><text:span text:style-name="T2">document.</text:span><text:a xlink:type="simple" xlink:href="https://developer.mozilla.org/en-US/docs/Web/API/Document/querySelector" text:style-name="Internet_20_link" text:visited-style-name="Visited_20_Internet_20_Link"><text:span text:style-name="T2">querySelector</text:span></text:a><text:span text:style-name="T2">('.meineCSSKlasse')</text:span></text:p>
      <text:p text:style-name="P1"><text:tab/>→ <text:span text:style-name="T13">Liefert das erste Element zurück, auf das der Selektor<text:line-break/><text:tab/>zutrifft</text:span></text:p>
      <text:p text:style-name="P8"/>
      <text:p text:style-name="P8"/>
      <text:p text:style-name="P6">Was ist eine Variable?</text:p>
      <text:p text:style-name="P10">Eine Variable ist ein Speicherplatz, um Ergebnisse von Funktions-Aufrufen zu speichern, um später wieder darauf zugreifen zu können:</text:p>
      <text:p text:style-name="P10"><text:span text:style-name="T26">let meinElement</text:span> = document.querySelector('.dogs');</text:p>
      <text:p text:style-name="P10"/>
      <text:p text:style-name="P21"><text:span text:style-name="T13">Mit dem Schlüsselwort '</text:span><text:span text:style-name="T26">let</text:span><text:span text:style-name="T13">' und einem darauf folgenden, frei wählbaren Namen ('</text:span><text:span text:style-name="T26">meinElement</text:span><text:span text:style-name="T13">') erzeuge ich eine Variable.</text:span></text:p>
      <text:p text:style-name="P21"><text:span text:style-name="T15"/></text:p>
      <text:p text:style-name="P21"><text:span text:style-name="T15"/></text:p>
      <text:p text:style-name="P21"><text:span text:style-name="T9">Wie kann ich einzelne Elemente meiner Seite auf Ereignisse </text:span><text:span text:style-name="T8">(Events)</text:span><text:span text:style-name="T9"> reagieren </text:span><text:span text:style-name="T6">lassen</text:span><text:span text:style-name="T9">? </text:span></text:p>
      <text:p text:style-name="P8">Möchte ich, zum Beispiel, einen Button auf Klicken mit der Maus reagieren lassen, <text:span text:style-name="T12">muss</text:span> ich den Button mit einem <text:span text:style-name="T5">EventListener</text:span> versehen:</text:p>
      <text:p text:style-name="P8"/>
      <text:p text:style-name="P17">const dogsButton = document.querySelector('.buttonDogs');</text:p>
      <text:p text:style-name="P17">dogsButton.<text:span text:style-name="T5">addEventListener</text:span>('<text:span text:style-name="T10">click</text:span>', <text:span text:style-name="T16">function</text:span>() {</text:p>
      <text:p text:style-name="P17"><text:tab/>alert('Klick!');</text:p>
      <text:p text:style-name="P17">});</text:p>
      <text:p text:style-name="P8"/>
      <text:p text:style-name="P8">Mit einem <text:span text:style-name="T5">EventListener</text:span> versehen, lauscht der Button ab jetzt darauf, ob er angeklickt <text:span text:style-name="T12">('</text:span><text:span text:style-name="T11">click</text:span><text:span text:style-name="T12">')</text:span> wurde.</text:p>
      <text:p text:style-name="P8"/>
      <text:p text:style-name="P8">Wenn ja, <text:span text:style-name="T12">wird die </text:span><text:span text:style-name="T17">function</text:span><text:span text:style-name="T6">()</text:span><text:span text:style-name="T12"> ausgeführt.</text:span></text:p>
      <text:p text:style-name="P1"/>
      <text:p text:style-name="P4"/>
      <text:p text:style-name="P4"/>
      <text:p text:style-name="P4"><text:soft-page-break/>Wie kann ich einem Element per JavaScript CSS Klassen hinzufügen oder <text:span text:style-name="T24">wegnehmen</text:span>?</text:p>
      <text:p text:style-name="P4"/>
      <text:p text:style-name="P5"><text:span text:style-name="T13">1) Die Eigenschaft </text:span>classList:<text:line-break/></text:p>
      <text:p text:style-name="P4"><text:span text:style-name="T14">c</text:span><text:span text:style-name="T13">onst meinElement = document.querySelector('.</text:span><text:span text:style-name="T21">meineCSSKlasse</text:span><text:span text:style-name="T13">');</text:span></text:p>
      <text:p text:style-name="P4"><text:span text:style-name="T13">meinElement</text:span>.<text:span text:style-name="T18">classList</text:span>.<text:span text:style-name="T20">add</text:span>('nochNeCSSKlasse');</text:p>
      <text:p text:style-name="P4"/>
      <text:p text:style-name="P9">Jedes Element hat eine Eigenschaft <text:span text:style-name="T19">classList</text:span><text:span text:style-name="T5">. </text:span></text:p>
      <text:p text:style-name="P9">Darin sind alle CSS-Klassen enthalten, die ich dem HTML-Element per <text:span text:style-name="T5">class-Attribut </text:span>mitgegeben habe:</text:p>
      <text:p text:style-name="P14"/>
      <text:p text:style-name="P16">&lt;div class="<text:span text:style-name="T22">meineCSSKlasse</text:span>"&gt;</text:p>
      <text:p text:style-name="P15">Nach dem Hinzufügen hat das Element oben dann <text:span text:style-name="T5">beide</text:span> CSS-Klassen:</text:p>
      <text:p text:style-name="P13"><text:tab/>&lt;div class="<text:span text:style-name="T22">meineCSSKlasse </text:span><text:span text:style-name="T23">nochNeCSSKlasse</text:span>"&gt;<text:line-break/><text:span text:style-name="T12"><text:line-break/></text:span><text:span text:style-name="T25">Mit </text:span><text:span text:style-name="T7">.add('…') </text:span><text:span text:style-name="T14">füge ich eine Klasse hinzu.</text:span></text:p>
      <text:p text:style-name="P12"><text:span text:style-name="T13">Mit </text:span><text:span text:style-name="T5">.remove('...') </text:span><text:span text:style-name="T13">entferne ich eine (vorhandene) CSS-Klasse aus der </text:span><text:span text:style-name="T5">classList</text:span><text:span text:style-name="T13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7:03:27.756372439</meta:creation-date>
    <dc:date>2023-04-25T14:05:07.528098794</dc:date>
    <meta:editing-duration>PT1H5M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54" meta:character-count="1995" meta:non-whitespace-character-count="1761"/>
  </office:meta>
</office:document-meta>
</file>